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DejaVu Sans Light1" fo:font-size="12pt" officeooo:rsid="00176e59" officeooo:paragraph-rsid="001d67b1" style:font-size-asian="12pt" style:font-size-complex="12pt"/>
    </style:style>
    <style:style style:name="P2" style:family="paragraph" style:parent-style-name="Text_20_body">
      <style:text-properties officeooo:rsid="001d67b1" officeooo:paragraph-rsid="001d67b1"/>
    </style:style>
    <style:style style:name="P3" style:family="paragraph" style:parent-style-name="Text_20_body">
      <style:text-properties officeooo:rsid="001d67b1" officeooo:paragraph-rsid="001d67b1"/>
    </style:style>
    <style:style style:name="P4" style:family="paragraph" style:parent-style-name="Text_20_body" style:list-style-name="L1">
      <style:text-properties fo:font-style="italic" officeooo:rsid="001d67b1" officeooo:paragraph-rsid="001d67b1" style:font-style-asian="italic" style:font-style-complex="italic"/>
    </style:style>
    <style:style style:name="P5" style:family="paragraph" style:parent-style-name="Text_20_body" style:list-style-name="L1">
      <style:text-properties fo:font-style="italic" officeooo:rsid="00222169" officeooo:paragraph-rsid="00222169" style:font-style-asian="italic" style:font-style-complex="italic"/>
    </style:style>
    <style:style style:name="P6" style:family="paragraph" style:parent-style-name="Text_20_body">
      <style:text-properties officeooo:rsid="0024f3c7" officeooo:paragraph-rsid="0024f3c7"/>
    </style:style>
    <style:style style:name="P7" style:family="paragraph" style:parent-style-name="Text_20_body">
      <style:text-properties officeooo:rsid="0025f100" officeooo:paragraph-rsid="0025f100"/>
    </style:style>
    <style:style style:name="P8" style:family="paragraph" style:parent-style-name="Text_20_body">
      <style:text-properties fo:font-weight="bold" officeooo:rsid="00284a0e" officeooo:paragraph-rsid="00284a0e" style:font-weight-asian="bold" style:font-weight-complex="bold"/>
    </style:style>
    <style:style style:name="P9" style:family="paragraph" style:parent-style-name="Text_20_body">
      <style:text-properties fo:font-weight="normal" officeooo:rsid="0029eec5" officeooo:paragraph-rsid="0029eec5" style:font-weight-asian="normal" style:font-weight-complex="normal"/>
    </style:style>
    <style:style style:name="P10" style:family="paragraph" style:parent-style-name="Text_20_body" style:list-style-name="L6">
      <style:paragraph-properties fo:margin-top="0mm" fo:margin-bottom="2.47mm" style:contextual-spacing="false" fo:line-height="120%"/>
      <style:text-properties officeooo:rsid="001d67b1" officeooo:paragraph-rsid="001d67b1"/>
    </style:style>
    <style:style style:name="P11" style:family="paragraph" style:parent-style-name="Text_20_body" style:list-style-name="L6" style:master-page-name="">
      <style:paragraph-properties fo:margin-top="0mm" fo:margin-bottom="2.47mm" style:contextual-spacing="false" fo:line-height="120%" style:page-number="auto"/>
      <style:text-properties officeooo:rsid="001d67b1" officeooo:paragraph-rsid="001d67b1"/>
    </style:style>
    <style:style style:name="P12" style:family="paragraph" style:parent-style-name="Heading_20_3">
      <style:text-properties officeooo:rsid="00176e59" officeooo:paragraph-rsid="001d67b1"/>
    </style:style>
    <style:style style:name="P13" style:family="paragraph" style:parent-style-name="Heading_20_3">
      <style:text-properties officeooo:paragraph-rsid="001d67b1"/>
    </style:style>
    <style:style style:name="P14" style:family="paragraph" style:parent-style-name="Heading_20_3">
      <style:text-properties officeooo:rsid="001d67b1" officeooo:paragraph-rsid="001d67b1"/>
    </style:style>
    <style:style style:name="P15" style:family="paragraph" style:parent-style-name="Index_20_1">
      <style:text-properties officeooo:rsid="0026aa14" officeooo:paragraph-rsid="0026aa14"/>
    </style:style>
    <style:style style:name="T1" style:family="text">
      <style:text-properties officeooo:rsid="001d67b1"/>
    </style:style>
    <style:style style:name="T2" style:family="text">
      <style:text-properties officeooo:rsid="001e4ac9"/>
    </style:style>
    <style:style style:name="T3" style:family="text">
      <style:text-properties officeooo:rsid="00201fd7"/>
    </style:style>
    <style:style style:name="Sect1" style:family="section">
      <style:section-properties text:dont-balance-text-columns="false" style:editable="false">
        <style:columns fo:column-count="2" fo:column-gap="0mm">
          <style:column style:rel-width="32767*" fo:start-indent="0mm" fo:end-indent="0mm"/>
          <style:column style:rel-width="32768*" fo:start-indent="0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95mm" fo:text-indent="-6.35mm" fo:margin-left="13.9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mm" fo:text-indent="-6.35mm" fo:margin-left="20.3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mm" fo:text-indent="-6.35mm" fo:margin-left="26.6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mm" fo:text-indent="-6.35mm" fo:margin-left="33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mm" fo:text-indent="-6.35mm" fo:margin-left="39.3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mm" fo:text-indent="-6.35mm" fo:margin-left="45.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mm" fo:text-indent="-6.35mm" fo:margin-left="52.0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mm" fo:text-indent="-6.35mm" fo:margin-left="58.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mm" fo:text-indent="-6.35mm" fo:margin-left="64.7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mm" fo:text-indent="-6.35mm" fo:margin-left="71.1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Revisions</text:h>
      <text:p text:style-name="P1">2014-05-2<text:span text:style-name="T1">2</text:span>: Drafted <text:span text:style-name="T1">file browser refactoring</text:span></text:p>
      <text:h text:style-name="P13" text:outline-level="3">Overview</text:h>
      <text:p text:style-name="P2">The file browser handles navigating folders, selecting files, opending files with primary and secondary actions, opening terminal and file browser at current folder location, launch configure interface, basic git commands and help. It provides a charms based location indicator.</text:p>
      <text:p text:style-name="P2">This is a lot of functionality that's integrated in the mainwindow class and makes it hard to maintain. For this reason it will be refactored and moved to a separate class called FileBrowser.</text:p>
      <text:p text:style-name="P2">The filebrowser has quite some interaction with other modules. Creating clear interfaces will be beneficital.</text:p>
      <text:h text:style-name="Heading_20_3" text:outline-level="3">Protocol</text:h>
      <text:p text:style-name="P6">The methods getSelectedFolder() and getSelectedFile() convenience function will extract the currently selected file form the view model.</text:p>
      <text:p text:style-name="P7">Implemented control buttons one by one.</text:p>
      <text:p text:style-name="P8">Implementation of SCM buttons postponed, as refactoring of the command execution module is reqired first.</text:p>
      <text:p text:style-name="P9">Refoctoring of file browser widget successful.</text:p>
      <text:h text:style-name="P14" text:outline-level="3">TODO</text:h>
      <text:list xml:id="list2701669179941196886" text:style-name="L1">
        <text:list-item>
          <text:p text:style-name="P4">renanme symbols</text:p>
        </text:list-item>
        <text:list-item>
          <text:p text:style-name="P4">create new widget and integrate it into the main window</text:p>
        </text:list-item>
        <text:list-item>
          <text:p text:style-name="P5">implement workflows</text:p>
        </text:list-item>
      </text:list>
      <text:h text:style-name="P14" text:outline-level="3">Workflows</text:h>
      <text:list xml:id="list297924924685685210" text:style-name="L6">
        <text:list-item>
          <text:p text:style-name="P11">init</text:p>
        </text:list-item>
        <text:list-item>
          <text:p text:style-name="P10">click on charm</text:p>
        </text:list-item>
        <text:list-item>
          <text:p text:style-name="P10">select folder in browser (signal)</text:p>
        </text:list-item>
        <text:list-item>
          <text:p text:style-name="P10">select file in browser (signal)</text:p>
        </text:list-item>
        <text:list-item>
          <text:p text:style-name="P10">set folder path (slot)</text:p>
        </text:list-item>
        <text:list-item>
          <text:p text:style-name="P10">set file path (slot)</text:p>
        </text:list-item>
        <text:list-item>
          <text:p text:style-name="P10">click primary and secondary action</text:p>
        </text:list-item>
        <text:list-item>
          <text:p text:style-name="P10">click open terminal and external file browser</text:p>
        </text:list-item>
        <text:list-item>
          <text:p text:style-name="P10">cilck scm control buttons</text:p>
        </text:list-item>
        <text:list-item>
          <text:p text:style-name="P10">click presets button</text:p>
        </text:list-item>
        <text:list-item>
          <text:p text:style-name="P10"><text:soft-page-break/>click help button</text:p>
        </text:list-item>
      </text:list>
      <text:h text:style-name="P14" text:outline-level="3">Index</text:h>
      <text:section text:style-name="Sect1" text:name="Section1">
        <text:p text:style-name="Index_20_1">wbrowse</text:p>
        <text:p text:style-name="Index_20_1">wb_folders <text:tab/>→ <text:span text:style-name="T2">viewFolders</text:span></text:p>
        <text:p text:style-name="Index_20_1">wb_files <text:tab/>→<text:span text:style-name="T2"> viewFiles</text:span></text:p>
        <text:p text:style-name="Index_20_1">wpath <text:tab/>→<text:span text:style-name="T2"> charmContainer</text:span></text:p>
        <text:p text:style-name="Index_20_1">view_file <text:tab/>→<text:span text:style-name="T2"> btnActPrimary</text:span></text:p>
        <text:p text:style-name="Index_20_1">edit_file <text:tab/>→<text:span text:style-name="T2"> btnActSecondary</text:span></text:p>
        <text:p text:style-name="Index_20_1">wpb_home<text:tab/>→<text:span text:style-name="T3"> btnHome</text:span></text:p>
        <text:p text:style-name="Index_20_1">wpb_terminal<text:tab/>→<text:span text:style-name="T3"> btnTerminal</text:span></text:p>
        <text:p text:style-name="Index_20_1">wpb_folder<text:tab/>→<text:span text:style-name="T3"> btnExtFileBrowser</text:span></text:p>
        <text:p text:style-name="Index_20_1">btnScmPull</text:p>
        <text:p text:style-name="Index_20_1">btnScmCommit</text:p>
        <text:p text:style-name="Index_20_1">btnScmPush</text:p>
        <text:p text:style-name="Index_20_1">config_presets<text:tab/>→<text:span text:style-name="T3"> btnPreferences</text:span></text:p>
        <text:p text:style-name="Index_20_1">btnHelp</text:p>
        <text:p text:style-name="Index_20_1">wpc_root<text:tab/>→<text:span text:style-name="T3"> charmRoot</text:span></text:p>
        <text:p text:style-name="Index_20_1">actionScmPull</text:p>
        <text:p text:style-name="Index_20_1">actionScmCommit</text:p>
        <text:p text:style-name="Index_20_1">actionScmPush</text:p>
        <text:p text:style-name="Index_20_1">actionHelp</text:p>
        <text:p text:style-name="P15">tblGeneral → file_browser</text:p>
        <text:p text:style-name="P15">tblGeneral → terminal_emulato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8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Droid Sans" fo:font-size="18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Droid Sans" fo:font-family="'Droid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47mm" style:contextual-spacing="false" fo:line-height="120%" style:page-number="auto"/>
      <style:text-properties style:font-name="DejaVu Sans Light" fo:font-family="'DejaVu Sans Light'" style:font-style-name="ExtraLight" style:font-family-generic="swiss" style:font-pitch="variable" fo:font-size="12pt" fo:font-weight="150" style:font-size-asian="10.5pt"/>
    </style:style>
    <style:style style:name="List" style:family="paragraph" style:parent-style-name="Text_20_body" style:class="list">
      <style:text-properties style:font-name="Droid Sans" fo:font-family="'Droid Sans'"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Droid Sans" fo:font-family="'Droid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ans" fo:font-family="'Droid Sans'" style:font-family-generic="swiss" fo:font-size="12pt"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Index_20_1" style:display-name="Index 1" style:family="paragraph" style:parent-style-name="Index" style:class="index" style:master-page-name="">
      <style:paragraph-properties fo:margin-left="0mm" fo:margin-right="0mm" fo:text-indent="0mm" style:auto-text-indent="false" style:page-number="auto">
        <style:tab-stops>
          <style:tab-stop style:position="40.01mm"/>
        </style:tab-stops>
      </style:paragraph-properties>
      <style:text-properties style:font-name="DejaVu Sans Light" fo:font-family="'DejaVu Sans Light'" style:font-style-name="ExtraLight" style:font-family-generic="swiss" style:font-pitch="variable" fo:font-size="11pt" fo:font-weight="15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10mm" fo:margin-left="10mm" fo:margin-right="10mm" style:shadow="none"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Bartos</meta:initial-creator>
    <meta:creation-date>2014-05-22T08:25:07.119996324</meta:creation-date>
    <dc:date>2014-05-22T16:08:34.655141956</dc:date>
    <dc:creator>Sebastian Bartos</dc:creator>
    <meta:editing-duration>PT7H16M12S</meta:editing-duration>
    <meta:editing-cycles>9</meta:editing-cycles>
    <meta:generator>LibreOffice/4.2.3.3$Linux_X86_64 LibreOffice_project/420m0$Build-3</meta:generator>
    <meta:document-statistic meta:table-count="0" meta:image-count="0" meta:object-count="0" meta:page-count="2" meta:paragraph-count="49" meta:word-count="259" meta:character-count="1759" meta:non-whitespace-character-count="1558"/>
  </office:meta>
</office:document-meta>
</file>